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00%"/>
      <style:text-properties style:font-name="DejaVu Serif" officeooo:rsid="00090899" officeooo:paragraph-rsid="00090899"/>
    </style:style>
    <style:style style:name="P4" style:family="paragraph" style:parent-style-name="Standard">
      <style:paragraph-properties fo:line-height="100%" fo:text-align="center" style:justify-single-word="false"/>
      <style:text-properties style:font-name="DejaVu Serif" officeooo:rsid="00090899" officeooo:paragraph-rsid="00090899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 fo:break-before="page"/>
    </style:style>
    <style:style style:name="P7" style:family="paragraph" style:parent-style-name="Title">
      <style:paragraph-properties fo:line-height="100%"/>
    </style:style>
    <style:style style:name="P8" style:family="paragraph" style:parent-style-name="Title">
      <style:paragraph-properties fo:text-align="start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veloper Operations</text:p>
      <text:p text:style-name="P7">Assignment 2</text:p>
      <text:p text:style-name="P7">April – May 202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UT DIAGRAM HERE-------------------------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By Kristian Colville</text:p>
      <text:p text:style-name="P8">Table of Contents</text:p>
      <text:p text:style-name="P5"/>
      <text:p text:style-name="P5"/>
      <text:p text:style-name="P5"/>
      <text:p text:style-name="P5"/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bookmark-end text:name="PageNumWizard_FOOTER_Default Page Style2"/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6T12:55:34.545890610</meta:creation-date>
    <dc:date>2026-04-26T13:06:08.409376274</dc:date>
    <meta:editing-duration>PT10M34S</meta:editing-duration>
    <meta:editing-cycles>1</meta:editing-cycles>
    <meta:document-statistic meta:table-count="0" meta:image-count="0" meta:object-count="0" meta:page-count="3" meta:paragraph-count="8" meta:word-count="19" meta:character-count="129" meta:non-whitespace-character-count="118"/>
    <meta:generator>LibreOffice/24.2.7.2$Linux_X86_64 LibreOffice_project/420$Build-2</meta:generator>
  </office:meta>
</office:document-meta>
</file>